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aa6" officeooo:paragraph-rsid="00024aa6"/>
    </style:style>
    <style:style style:name="P2" style:family="paragraph" style:parent-style-name="Standard">
      <style:text-properties officeooo:rsid="000271ae" officeooo:paragraph-rsid="000271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ining set for supermart1.arff</text:p>
      <text:p text:style-name="P2"/>
      <text:p text:style-name="P2"/>
      <text:p text:style-name="P2"/>
      <text:p text:style-name="P2">=== Run information ===</text:p>
      <text:p text:style-name="P2"/>
      <text:p text:style-name="P2">Scheme:weka.classifiers.rules.ZeroR </text:p>
      <text:p text:style-name="P2">Relation: <text:s text:c="4"/>supermarket</text:p>
      <text:p text:style-name="P2">Instances: <text:s text:c="3"/>4627</text:p>
      <text:p text:style-name="P2">Attributes: <text:s text:c="2"/>217</text:p>
      <text:p text:style-name="P2">[list of attributes omitted]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ZeroR predicts class value: low</text:p>
      <text:p text:style-name="P2"/>
      <text:p text:style-name="P2">Time taken to build model: 0.01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2948 <text:s text:c="14"/>63.713 <text:s/>%</text:p>
      <text:p text:style-name="P2">Incorrectly Classified Instances <text:s text:c="5"/>1679 <text:s text:c="14"/>36.287 <text:s/>%</text:p>
      <text:p text:style-name="P2">Kappa statistic <text:s text:c="25"/>0 <text:s text:c="4"/></text:p>
      <text:p text:style-name="P2">Mean absolute error <text:s text:c="21"/>0.4624</text:p>
      <text:p text:style-name="P2">Root mean squared error <text:s text:c="17"/>0.4808</text:p>
      <text:p text:style-name="P2">Relative absolute error <text:s text:c="15"/>100 <text:s text:c="5"/>%</text:p>
      <text:p text:style-name="P2">Root relative squared error <text:s text:c="11"/>100 <text:s text:c="5"/>%</text:p>
      <text:p text:style-name="P2">Total Number of Instances <text:s text:c="12"/>4627 <text:s text:c="4"/></text:p>
      <text:p text:style-name="P2"/>
      <text:p text:style-name="P2">=== Detailed Accuracy By Class ===</text:p>
      <text:p text:style-name="P2"/>
      <text:p text:style-name="P2"><text:s text:c="15"/>TP Rate <text:s text:c="2"/>FP Rate <text:s text:c="2"/>Precision <text:s text:c="2"/>Recall <text:s/>F-Measure <text:s text:c="2"/>ROC Area <text:s/>Class</text:p>
      <text:p text:style-name="P2"><text:s text:c="17"/>1 <text:s text:c="8"/>1 <text:s text:c="9"/>0.637 <text:s text:c="4"/>1 <text:s text:c="8"/>0.778 <text:s text:c="5"/>0.499 <text:s text:c="3"/>low</text:p>
      <text:p text:style-name="P2"><text:s text:c="17"/>0 <text:s text:c="8"/>0 <text:s text:c="9"/>0 <text:s text:c="8"/>0 <text:s text:c="8"/>0 <text:s text:c="9"/>0.499 <text:s text:c="3"/>high</text:p>
      <text:p text:style-name="P2">Weighted Avg. <text:s text:c="3"/>0.637 <text:s text:c="4"/>0.637 <text:s text:c="5"/>0.406 <text:s text:c="4"/>0.637 <text:s text:c="4"/>0.496 <text:s text:c="5"/>0.499</text:p>
      <text:p text:style-name="P2"/>
      <text:p text:style-name="P2">=== Confusion Matrix ===</text:p>
      <text:p text:style-name="P2"/>
      <text:p text:style-name="P2"><text:s text:c="4"/>a <text:s text:c="3"/>b <text:s text:c="2"/>&lt;-- classified as</text:p>
      <text:p text:style-name="P2"><text:s/>2948 <text:s text:c="3"/>0 | <text:s text:c="3"/>a = low</text:p>
      <text:p text:style-name="P2"><text:s/>1679 <text:s text:c="3"/>0 | <text:s text:c="3"/>b = hig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ing set for supermart.test..arff</text:p>
      <text:p text:style-name="P2"/>
      <text:p text:style-name="P2"/>
      <text:p text:style-name="P2"/>
      <text:p text:style-name="P2">=== Run information ===</text:p>
      <text:p text:style-name="P2"/>
      <text:p text:style-name="P2">Scheme:weka.classifiers.rules.ZeroR </text:p>
      <text:p text:style-name="P2">Relation: <text:s text:c="4"/>supermarket</text:p>
      <text:p text:style-name="P2">Instances: <text:s text:c="3"/>4627</text:p>
      <text:p text:style-name="P2">Attributes: <text:s text:c="2"/>217</text:p>
      <text:p text:style-name="P2">[list of attributes omitted]</text:p>
      <text:p text:style-name="P2">Test mode:user supplied test set: size unknown (reading incrementally)</text:p>
      <text:p text:style-name="P2"/>
      <text:p text:style-name="P2">=== Classifier model (full training set) ===</text:p>
      <text:p text:style-name="P2"/>
      <text:p text:style-name="P2">ZeroR predicts class value: low</text:p>
      <text:p text:style-name="P2"/>
      <text:p text:style-name="P2">Time taken to build model: 0 seconds</text:p>
      <text:p text:style-name="P2"/>
      <text:p text:style-name="P2">=== Evaluation on test set ===</text:p>
      <text:p text:style-name="P2">=== Summary ===</text:p>
      <text:p text:style-name="P2"/>
      <text:p text:style-name="P2">Correctly Classified Instances <text:s text:c="8"/>517 <text:s text:c="14"/>61.039 <text:s/>%</text:p>
      <text:p text:style-name="P2">Incorrectly Classified Instances <text:s text:c="6"/>330 <text:s text:c="14"/>38.961 <text:s/>%</text:p>
      <text:p text:style-name="P2">Kappa statistic <text:s text:c="25"/>0 <text:s text:c="4"/></text:p>
      <text:p text:style-name="P2">Mean absolute error <text:s text:c="21"/>0.4697</text:p>
      <text:p text:style-name="P2">Root mean squared error <text:s text:c="17"/>0.4884</text:p>
      <text:p text:style-name="P2">Relative absolute error <text:s text:c="15"/>100 <text:s text:c="5"/>%</text:p>
      <text:p text:style-name="P2">Root relative squared error <text:s text:c="11"/>100 <text:s text:c="5"/>%</text:p>
      <text:p text:style-name="P2">Total Number of Instances <text:s text:c="13"/>847 <text:s text:c="4"/></text:p>
      <text:p text:style-name="P2"/>
      <text:p text:style-name="P2">=== Detailed Accuracy By Class ===</text:p>
      <text:p text:style-name="P2"/>
      <text:p text:style-name="P2"><text:s text:c="15"/>TP Rate <text:s text:c="2"/>FP Rate <text:s text:c="2"/>Precision <text:s text:c="2"/>Recall <text:s/>F-Measure <text:s text:c="2"/>ROC Area <text:s/>Class</text:p>
      <text:p text:style-name="P2"><text:s text:c="17"/>1 <text:s text:c="8"/>1 <text:s text:c="9"/>0.61 <text:s text:c="5"/>1 <text:s text:c="8"/>0.758 <text:s text:c="5"/>0.5 <text:s text:c="5"/>low</text:p>
      <text:p text:style-name="P2"><text:s text:c="17"/>0 <text:s text:c="8"/>0 <text:s text:c="9"/>0 <text:s text:c="8"/>0 <text:s text:c="8"/>0 <text:s text:c="9"/>0.5 <text:s text:c="5"/>high</text:p>
      <text:p text:style-name="P2">Weighted Avg. <text:s text:c="3"/>0.61 <text:s text:c="5"/>0.61 <text:s text:c="6"/>0.373 <text:s text:c="4"/>0.61 <text:s text:c="5"/>0.463 <text:s text:c="5"/>0.5 <text:s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517 <text:s text:c="2"/>0 | <text:s text:c="2"/>a = low</text:p>
      <text:p text:style-name="P2"><text:s/>330 <text:s text:c="2"/>0 | <text:s text:c="2"/>b = high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4:45.549404454</meta:creation-date>
    <dc:date>2018-07-12T11:03:33.191853679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302" meta:character-count="2522" meta:non-whitespace-character-count="1549"/>
  </office:meta>
</office:document-meta>
</file>